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Light" style:font-pitch="variable"/>
    <style:font-face style:name="Cantarell Light" svg:font-family="'Cantarell Light'" style:font-adornments="Light" style:font-pitch="variable"/>
    <style:font-face style:name="Cantarell Thin" svg:font-family="'Cantarell Thin'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5.726cm"/>
    </style:style>
    <style:style style:name="co5" style:family="table-column">
      <style:table-column-properties fo:break-before="auto" style:column-width="3.914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3.6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order="0.74pt solid #ffffff"/>
    </style:style>
    <style:style style:name="ce3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fo:border-left="2.24pt solid #000000" fo:border-right="0.06pt solid #000000" fo:border-top="2.24pt solid #000000"/>
      <style:text-properties style:font-name="Cantarell Light"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font-name="Cantarell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font-name="Cantarell Light" fo:font-style="italic" style:font-style-asian="italic" style:font-style-complex="italic"/>
    </style:style>
    <style:style style:name="ce13" style:family="table-cell" style:parent-style-name="Default">
      <style:table-cell-properties fo:border-bottom="2.24pt solid #000000" fo:border-left="2.24pt solid #000000" fo:border-right="0.06pt solid #000000" fo:border-top="0.06pt solid #000000"/>
      <style:text-properties style:font-name="Cantarell Light" fo:font-style="italic" style:font-style-asian="italic" style:font-style-complex="italic"/>
    </style:style>
    <style:style style:name="ce14" style:family="table-cell" style:parent-style-name="Default">
      <style:table-cell-properties fo:border-bottom="0.74pt solid #000000" fo:background-color="#ffffff" fo:border-left="2.24pt solid #000000" fo:border-right="0.74pt solid #000000" fo:border-top="2.24pt solid #000000"/>
      <style:text-properties fo:font-size="4pt" style:font-size-asian="4pt" style:font-size-complex="4pt"/>
    </style:style>
    <style:style style:name="ce15" style:family="table-cell" style:parent-style-name="Default">
      <style:table-cell-properties fo:border-bottom="0.85pt double #000000" style:border-line-width-bottom="0.002cm 0.026cm 0.002cm" fo:background-color="#ffffff" style:text-align-source="fix" style:repeat-content="false" fo:border-left="2.24pt solid #000000" fo:border-right="0.74pt solid #000000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ffffff" style:text-align-source="fix" style:repeat-content="false" fo:border-left="2.24pt solid #000000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18" style:family="table-cell" style:parent-style-name="Default">
      <style:table-cell-properties fo:border-bottom="2.24pt solid #000000" fo:background-color="#ffffff" style:text-align-source="fix" style:repeat-content="false" fo:border-left="2.24pt solid #000000" fo:border-right="0.74pt solid #000000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style:font-name="Cantarell Light" fo:font-style="italic" style:font-style-asian="italic" style:font-style-complex="italic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font-name="Cantarel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ntarell Light" fo:font-style="italic" style:font-style-asian="italic" style:font-style-complex="italic"/>
    </style:style>
    <style:style style:name="ce22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style:font-name="Cantarell Light" fo:font-style="italic" style:font-style-asian="italic" style:font-style-complex="italic"/>
    </style:style>
    <style:style style:name="ce23" style:family="table-cell" style:parent-style-name="Default" style:data-style-name="N129">
      <style:table-cell-properties fo:border-bottom="2.24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Cantarell Light" fo:font-style="italic" style:font-style-asian="italic" style:font-style-complex="italic"/>
    </style:style>
    <style:style style:name="ce4" style:family="table-cell" style:parent-style-name="Default">
      <style:table-cell-properties fo:border="0.74pt solid #000000"/>
      <style:text-properties fo:language="mt" fo:country="MT"/>
    </style:style>
    <style:style style:name="ce25" style:family="table-cell" style:parent-style-name="Default">
      <style:table-cell-properties fo:border-bottom="0.74pt solid #000000" fo:background-color="#ffffff" fo:border-left="0.74pt solid #000000" fo:border-right="2.24pt solid #000000" fo:border-top="2.24pt solid #000000"/>
    </style:style>
    <style:style style:name="ce26" style:family="table-cell" style:parent-style-name="Default">
      <style:table-cell-properties fo:border-bottom="0.85pt double #000000" style:border-line-width-bottom="0.002cm 0.026cm 0.002cm" fo:background-color="#ffffff" style:text-align-source="fix" style:repeat-content="false" fo:border-left="0.74pt solid #000000" fo:border-right="2.24pt solid #000000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ffffff" fo:border-left="0.74pt solid #000000" fo:border-right="2.24pt solid #000000" fo:border-top="0.74pt solid #000000"/>
    </style:style>
    <style:style style:name="ce28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2.2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30" style:family="table-cell" style:parent-style-name="Default" style:data-style-name="N2">
      <style:table-cell-properties fo:border-bottom="2.24pt solid #000000" fo:background-color="#ffffff" style:text-align-source="fix" style:repeat-content="false" fo:border-left="0.74pt solid #000000" fo:border-right="2.24pt solid #000000" fo:border-top="0.74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/>
      <style:paragraph-properties fo:text-align="center" fo:margin-left="0cm"/>
      <style:text-properties style:font-name="Cantarell Light" fo:font-style="italic" style:font-style-asian="italic" style:font-style-complex="italic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24pt solid #000000" fo:border-top="0.06pt solid #000000"/>
      <style:paragraph-properties fo:text-align="center" fo:margin-left="0cm"/>
      <style:text-properties style:font-name="Cantarell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/>
      <style:paragraph-properties fo:text-align="center" fo:margin-left="0cm"/>
      <style:text-properties style:font-name="Cantarell Light" fo:font-style="italic" style:font-style-asian="italic" style:font-style-complex="italic"/>
    </style:style>
    <style:style style:name="ce34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2.24pt solid #000000" fo:border-top="0.06pt solid #000000"/>
      <style:paragraph-properties fo:text-align="center" fo:margin-left="0cm"/>
      <style:text-properties style:font-name="Cantarell Light" fo:font-style="italic" style:font-style-asian="italic" style:font-style-complex="italic"/>
    </style:style>
    <style:style style:name="ce35" style:family="table-cell" style:parent-style-name="Default" style:data-style-name="N129">
      <style:table-cell-properties fo:border-bottom="2.24pt solid #000000" style:text-align-source="fix" style:repeat-content="false" fo:border-left="0.06pt solid #000000" fo:border-right="2.24pt solid #000000" fo:border-top="0.06pt solid #000000"/>
      <style:paragraph-properties fo:text-align="center" fo:margin-left="0cm"/>
      <style:text-properties style:font-name="Cantarell Light" fo:font-style="italic" style:font-style-asian="italic" style:font-style-complex="italic"/>
    </style:style>
    <style:style style:name="ce5" style:family="table-cell" style:parent-style-name="Default" style:data-style-name="N2">
      <style:table-cell-properties fo:border="0.74pt solid #000000"/>
    </style:style>
    <style:style style:name="ce37" style:family="table-cell" style:parent-style-name="Default">
      <style:table-cell-properties fo:border-bottom="0.74pt solid #000000" fo:background-color="#ffffff" fo:border-left="2.24pt solid #000000" fo:border-right="0.74pt solid #000000" fo:border-top="0.74pt solid #000000"/>
    </style:style>
    <style:style style:name="ce38" style:family="table-cell" style:parent-style-name="Default">
      <style:table-cell-properties fo:border-bottom="2.24pt solid #000000" fo:border-left="2.24pt solid #000000" fo:border-right="0.74pt solid #000000" fo:border-top="0.74pt solid #000000"/>
    </style:style>
    <style:style style:name="ce39" style:family="table-cell" style:parent-style-name="Default">
      <style:table-cell-properties fo:border="2.24pt solid #000000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51pt solid #000000" style:diagonal-tl-br="none" fo:border-left="2.24pt solid #000000" fo:border-right="0.51pt solid #000000" fo:border-top="2.24pt solid #000000"/>
      <style:text-properties style:font-name="Latin Modern Math"/>
    </style:style>
    <style:style style:name="ce41" style:family="table-cell" style:parent-style-name="Default">
      <style:table-cell-properties fo:border-bottom="0.51pt solid #000000" style:diagonal-tl-br="none" fo:border-left="2.24pt solid #000000" fo:border-right="0.51pt solid #000000" fo:border-top="0.51pt solid #000000"/>
      <style:text-properties style:font-name="Latin Modern Math"/>
    </style:style>
    <style:style style:name="ce42" style:family="table-cell" style:parent-style-name="Default">
      <style:table-cell-properties fo:border-bottom="0.85pt double #000000" style:border-line-width-bottom="0.002cm 0.026cm 0.002cm" style:diagonal-tl-br="none" fo:border-left="2.24pt solid #000000" fo:border-right="0.51pt solid #000000" fo:border-top="0.51pt solid #000000"/>
      <style:text-properties style:font-name="Latin Modern Math"/>
    </style:style>
    <style:style style:name="ce43" style:family="table-cell" style:parent-style-name="Default">
      <style:table-cell-properties fo:border-bottom="0.51pt solid #000000" fo:border-left="2.24pt solid #000000" fo:border-right="0.51pt solid #000000" fo:border-top="0.51pt solid #000000"/>
      <style:text-properties style:font-name="Latin Modern Math" fo:font-weight="bold" style:font-weight-asian="bold" style:font-weight-complex="bold"/>
    </style:style>
    <style:style style:name="ce44" style:family="table-cell" style:parent-style-name="Default">
      <style:table-cell-properties fo:border-bottom="2.24pt solid #000000" fo:border-left="2.24pt solid #000000" fo:border-right="0.51pt solid #000000" fo:border-top="0.51pt solid #000000"/>
      <style:text-properties style:font-name="Latin Modern Math" fo:font-weight="bold" style:font-weight-asian="bold" style:font-weight-complex="bold"/>
    </style:style>
    <style:style style:name="ce45" style:family="table-cell" style:parent-style-name="Default">
      <style:text-properties style:font-name="Latin Modern Math"/>
    </style:style>
    <style:style style:name="ce6" style:family="table-cell" style:parent-style-name="Default" style:data-style-name="N11">
      <style:table-cell-properties fo:border="0.74pt solid #000000"/>
    </style:style>
    <style:style style:name="ce47" style:family="table-cell" style:parent-style-name="Default">
      <style:table-cell-properties fo:border-bottom="0.51pt solid #000000" style:diagonal-tl-br="none" fo:border-left="0.51pt solid #000000" fo:border-right="2.24pt solid #000000" fo:border-top="2.24pt solid #000000"/>
      <style:text-properties style:font-name="Latin Modern Math"/>
    </style:style>
    <style:style style:name="ce48" style:family="table-cell" style:parent-style-name="Default">
      <style:table-cell-properties fo:border-bottom="0.51pt solid #000000" style:diagonal-tl-br="none" fo:border-left="0.51pt solid #000000" fo:border-right="2.24pt solid #000000" fo:border-top="0.51pt solid #000000"/>
      <style:text-properties style:font-name="Latin Modern Math"/>
    </style:style>
    <style:style style:name="ce49" style:family="table-cell" style:parent-style-name="Default">
      <style:table-cell-properties fo:border-bottom="0.85pt double #000000" style:border-line-width-bottom="0.002cm 0.026cm 0.002cm" style:diagonal-tl-br="none" fo:border-left="0.51pt solid #000000" fo:border-right="2.24pt solid #000000" fo:border-top="0.51pt solid #000000"/>
      <style:text-properties style:font-name="Latin Modern Math"/>
    </style:style>
    <style:style style:name="ce50" style:family="table-cell" style:parent-style-name="Default" style:data-style-name="N134">
      <style:table-cell-properties fo:border-bottom="0.51pt solid #000000" fo:border-left="0.51pt solid #000000" fo:border-right="2.24pt solid #000000" fo:border-top="0.51pt solid #000000"/>
      <style:text-properties style:font-name="Latin Modern Math" fo:font-weight="bold" style:font-weight-asian="bold" style:font-weight-complex="bold"/>
    </style:style>
    <style:style style:name="ce51" style:family="table-cell" style:parent-style-name="Default" style:data-style-name="N129">
      <style:table-cell-properties fo:border-bottom="0.51pt solid #000000" fo:border-left="0.51pt solid #000000" fo:border-right="2.24pt solid #000000" fo:border-top="0.51pt solid #000000"/>
      <style:text-properties style:font-name="Latin Modern Math" fo:font-weight="bold" style:font-weight-asian="bold" style:font-weight-complex="bold"/>
    </style:style>
    <style:style style:name="ce52" style:family="table-cell" style:parent-style-name="Default" style:data-style-name="N2">
      <style:table-cell-properties fo:border-bottom="2.24pt solid #000000" fo:border-left="0.51pt solid #000000" fo:border-right="2.24pt solid #000000" fo:border-top="0.51pt solid #000000"/>
      <style:text-properties style:font-name="Latin Modern Math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atin Modern Math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pt" fo:country="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767cm" svg:height="8.645cm" svg:x="24.968cm" svg:y="8.627cm">
            <draw:object draw:notify-on-update-of-ranges="Sheet1.E6:Sheet1.E10 Sheet1.G5:Sheet1.G5 Sheet1.G6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52cm" svg:height="11.192cm" svg:x="9.013cm" svg:y="6.308cm">
            <draw:object draw:notify-on-update-of-ranges="Sheet1.E6:Sheet1.E10 Sheet1.F5:Sheet1.F5 Sheet1.F6:Sheet1.F10 Sheet1.E6:Sheet1.E10 Sheet1.I5:Sheet1.I5 Sheet1.I6:Sheet1.I10 Sheet1.E6:Sheet1.E10 Sheet1.J5:Sheet1.J5 Sheet1.J6:Sheet1.J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5" table:default-cell-style-name="ce2"/>
        <table:table-row table:style-name="ro1">
          <table:table-cell table:style-name="Default" table:number-columns-repeated="4"/>
          <table:table-cell table:number-columns-repeated="8"/>
          <table:table-cell table:style-name="Default"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3" table:number-columns-repeated="4"/>
          <table:table-cell table:style-name="ce3" office:value-type="string" calcext:value-type="string">
            <text:p>Eq. 1 p/ massa</text:p>
          </table:table-cell>
          <table:table-cell table:style-name="ce3" office:value-type="string" calcext:value-type="string">
            <text:p>Eq. 2 p/ massa</text:p>
          </table:table-cell>
          <table:table-cell table:style-name="ce3" office:value-type="string" calcext:value-type="string">
            <text:p>Err eq. 1</text:p>
          </table:table-cell>
          <table:table-cell table:style-name="ce3" office:value-type="string" calcext:value-type="string">
            <text:p>Err eq. 2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A (input)</text:p>
          </table:table-cell>
          <table:table-cell table:style-name="ce3" office:value-type="string" calcext:value-type="string">
            <text:p>m0 (measured)</text:p>
          </table:table-cell>
          <table:table-cell table:style-name="ce3" office:value-type="string" calcext:value-type="string">
            <text:p><text:span text:style-name="T1">k de início</text:span> do <text:span text:style-name="T1">bom-comportamento</text:span></text:p>
          </table:table-cell>
          <table:table-cell table:style-name="ce4" office:value-type="string" calcext:value-type="string">
            <text:p>A_k * k²</text:p>
          </table:table-cell>
          <table:table-cell table:style-name="ce3" office:value-type="string" calcext:value-type="string">
            <text:p>m1=1/sqrt(A)</text:p>
          </table:table-cell>
          <table:table-cell table:style-name="ce3" office:value-type="string" calcext:value-type="string">
            <text:p>m=2/sqrt(A*pi)</text:p>
          </table:table-cell>
          <table:table-cell table:style-name="ce3" office:value-type="string" calcext:value-type="string">
            <text:p>Err1 = 1-m1/m0</text:p>
          </table:table-cell>
          <table:table-cell table:style-name="ce3" office:value-type="string" calcext:value-type="string">
            <text:p>Err2 = 1-m2/m0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.3" calcext:value-type="float">
            <text:p>2.3</text:p>
          </table:table-cell>
          <table:table-cell table:style-name="ce3" table:formula="of:=1.4*PI()" office:value-type="float" office:value="4.39822971502571" calcext:value-type="float">
            <text:p>4.39822971502571</text:p>
          </table:table-cell>
          <table:table-cell table:style-name="ce3" table:formula="of:=[.E6]*[.G6]*[.G6]" office:value-type="float" office:value="3.86888492522703" calcext:value-type="float">
            <text:p>3.86888492522703</text:p>
          </table:table-cell>
          <table:table-cell table:style-name="ce5" table:formula="of:=1/SQRT([.E6])" office:value-type="float" office:value="2.23606797749979" calcext:value-type="float">
            <text:p>2.24</text:p>
          </table:table-cell>
          <table:table-cell table:style-name="ce5" table:formula="of:=2/SQRT(PI()*[.E6])" office:value-type="float" office:value="2.52313252202016" calcext:value-type="float">
            <text:p>2.52</text:p>
          </table:table-cell>
          <table:table-cell table:style-name="ce6" table:formula="of:=1-[.I6]/[.F6]" office:value-type="percentage" office:value="0.0277965315218305" calcext:value-type="percentage">
            <text:p>2.78%</text:p>
          </table:table-cell>
          <table:table-cell table:style-name="ce6" table:formula="of:=1-[.J6]/[.F6]" office:value-type="percentage" office:value="-0.0970141400087654" calcext:value-type="percentage">
            <text:p>-9.70%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5" calcext:value-type="float">
            <text:p>1.5</text:p>
          </table:table-cell>
          <table:table-cell table:style-name="ce3" table:formula="of:=0.8*PI()" office:value-type="float" office:value="2.51327412287183" calcext:value-type="float">
            <text:p>2.51327412287183</text:p>
          </table:table-cell>
          <table:table-cell table:style-name="ce3" table:formula="of:=[.E7]*[.G7]*[.G7]" office:value-type="float" office:value="3.78992809001831" calcext:value-type="float">
            <text:p>3.78992809001831</text:p>
          </table:table-cell>
          <table:table-cell table:style-name="ce5" table:formula="of:=1/SQRT([.E7])" office:value-type="float" office:value="1.29099444873581" calcext:value-type="float">
            <text:p>1.29</text:p>
          </table:table-cell>
          <table:table-cell table:style-name="ce5" table:formula="of:=2/SQRT(PI()*[.E7])" office:value-type="float" office:value="1.45673124078944" calcext:value-type="float">
            <text:p>1.46</text:p>
          </table:table-cell>
          <table:table-cell table:style-name="ce6" table:formula="of:=1-[.I7]/[.F7]" office:value-type="percentage" office:value="0.13933703417613" calcext:value-type="percentage">
            <text:p>13.93%</text:p>
          </table:table-cell>
          <table:table-cell table:style-name="ce6" table:formula="of:=1-[.J7]/[.F7]" office:value-type="percentage" office:value="0.0288458394737074" calcext:value-type="percentage">
            <text:p>2.88%</text:p>
          </table:table-cell>
          <table:table-cell table:number-columns-repeated="5"/>
        </table:table-row>
        <table:table-row table:style-name="ro3">
          <table:table-cell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0.5*PI()" office:value-type="float" office:value="1.5707963267949" calcext:value-type="float">
            <text:p>1.5707963267949</text:p>
          </table:table-cell>
          <table:table-cell table:style-name="ce3" table:formula="of:=[.E8]*[.G8]*[.G8]" office:value-type="float" office:value="2.46740110027234" calcext:value-type="float">
            <text:p>2.46740110027234</text:p>
          </table:table-cell>
          <table:table-cell table:style-name="ce5" table:formula="of:=1/SQRT([.E8])" office:value-type="float" office:value="1" calcext:value-type="float">
            <text:p>1.00</text:p>
          </table:table-cell>
          <table:table-cell table:style-name="ce5" table:formula="of:=2/SQRT(PI()*[.E8])" office:value-type="float" office:value="1.12837916709551" calcext:value-type="float">
            <text:p>1.13</text:p>
          </table:table-cell>
          <table:table-cell table:style-name="ce6" table:formula="of:=1-[.I8]/[.F8]" office:value-type="percentage" office:value="0" calcext:value-type="percentage">
            <text:p>0.00%</text:p>
          </table:table-cell>
          <table:table-cell table:style-name="ce6" table:formula="of:=1-[.J8]/[.F8]" office:value-type="percentage" office:value="-0.128379167095513" calcext:value-type="percentage">
            <text:p>-12.84%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table:formula="of:=0.28*PI()" office:value-type="float" office:value="0.879645943005142" calcext:value-type="float">
            <text:p>0.879645943005142</text:p>
          </table:table-cell>
          <table:table-cell table:style-name="ce3" table:formula="of:=[.E9]*[.G9]*[.G9]" office:value-type="float" office:value="2.32133095513622" calcext:value-type="float">
            <text:p>2.32133095513622</text:p>
          </table:table-cell>
          <table:table-cell table:style-name="ce5" table:formula="of:=1/SQRT([.E9])" office:value-type="float" office:value="0.577350269189626" calcext:value-type="float">
            <text:p>0.58</text:p>
          </table:table-cell>
          <table:table-cell table:style-name="ce5" table:formula="of:=2/SQRT(PI()*[.E9])" office:value-type="float" office:value="0.65147001587056" calcext:value-type="float">
            <text:p>0.65</text:p>
          </table:table-cell>
          <table:table-cell table:style-name="ce6" table:formula="of:=1-[.I9]/[.F9]" office:value-type="percentage" office:value="0.150955486485844" calcext:value-type="percentage">
            <text:p>15.10%</text:p>
          </table:table-cell>
          <table:table-cell table:style-name="ce6" table:formula="of:=1-[.J9]/[.F9]" office:value-type="percentage" office:value="0.0419558590138827" calcext:value-type="percentage">
            <text:p>4.20%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table:formula="of:=0.225*PI()" office:value-type="float" office:value="0.706858347057704" calcext:value-type="float">
            <text:p>0.706858347057704</text:p>
          </table:table-cell>
          <table:table-cell table:style-name="ce3" table:formula="of:=[.E10]*[.G10]*[.G10]" office:value-type="float" office:value="2.49824361402574" calcext:value-type="float">
            <text:p>2.49824361402574</text:p>
          </table:table-cell>
          <table:table-cell table:style-name="ce5" table:formula="of:=1/SQRT([.E10])" office:value-type="float" office:value="0.447213595499958" calcext:value-type="float">
            <text:p>0.45</text:p>
          </table:table-cell>
          <table:table-cell table:style-name="ce5" table:formula="of:=2/SQRT(PI()*[.E10])" office:value-type="float" office:value="0.504626504404032" calcext:value-type="float">
            <text:p>0.50</text:p>
          </table:table-cell>
          <table:table-cell table:style-name="ce6" table:formula="of:=1-[.I10]/[.F10]" office:value-type="percentage" office:value="0.0683050093750877" calcext:value-type="percentage">
            <text:p>6.83%</text:p>
          </table:table-cell>
          <table:table-cell table:style-name="ce6" table:formula="of:=1-[.J10]/[.F10]" office:value-type="percentage" office:value="-0.0513052175084001" calcext:value-type="percentage">
            <text:p>-5.13%</text:p>
          </table:table-cell>
          <table:table-cell table:number-columns-repeated="5"/>
        </table:table-row>
        <table:table-row table:style-name="ro3" table:number-rows-repeated="3">
          <table:table-cell table:number-columns-repeated="4"/>
          <table:table-cell table:style-name="ce3" table:number-columns-repeated="8"/>
          <table:table-cell table:number-columns-repeated="5"/>
        </table:table-row>
        <table:table-row table:style-name="ro3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mega</text:p>
          </table:table-cell>
          <table:table-cell/>
          <table:table-cell table:style-name="ce3" table:number-columns-repeated="8"/>
          <table:table-cell table:number-columns-repeated="5"/>
        </table:table-row>
        <table:table-row table:style-name="ro3">
          <table:table-cell office:value-type="string" calcext:value-type="string">
            <text:p>min</text:p>
          </table:table-cell>
          <table:table-cell table:formula="of:=31.9*PI()" office:value-type="float" office:value="100.216805649514" calcext:value-type="float">
            <text:p>100.21680564951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8"/>
          <table:table-cell table:number-columns-repeated="5"/>
        </table:table-row>
        <table:table-row table:style-name="ro3">
          <table:table-cell office:value-type="string" calcext:value-type="string">
            <text:p>avg</text:p>
          </table:table-cell>
          <table:table-cell table:formula="of:=32*PI()" office:value-type="float" office:value="100.530964914873" calcext:value-type="float">
            <text:p>100.530964914873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ax</text:p>
          </table:table-cell>
          <table:table-cell table:formula="of:=32.1*PI()" office:value-type="float" office:value="100.845124180232" calcext:value-type="float">
            <text:p>100.845124180232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3" table:number-rows-repeated="31">
          <table:table-cell table:number-columns-repeated="17"/>
        </table:table-row>
        <table:table-row table:style-name="ro3">
          <table:table-cell table:style-name="Default" table:number-columns-repeated="17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Arquivo:</text:p>
          </table:table-cell>
          <table:table-cell table:style-name="Default" table:number-columns-repeated="11"/>
        </table:table-row>
        <table:table-row table:style-name="ro3">
          <table:table-cell table:style-name="Default" table:number-columns-repeated="5"/>
          <table:table-cell table:style-name="ce8"/>
          <table:table-cell table:style-name="ce14" office:value-type="string" calcext:value-type="string">
            <text:p>RtoR-Modes N=2000 L=200.0000000 massSqr=0.9999996 A=1.2732400 omega_n=36.0861670 harmonic=17.0000000.oscb</text:p>
          </table:table-cell>
          <table:table-cell table:style-name="ce25"/>
          <table:table-cell table:style-name="ce14" office:value-type="string" calcext:value-type="string">
            <text:p>RtoR-Modes N=2000 L=200.0000000 massSqr=0.9999996 A=1.2732400 omega_n=153.3401820 harmonic=150.0000000.oscb</text:p>
          </table:table-cell>
          <table:table-cell table:style-name="ce25"/>
          <table:table-cell table:style-name="Default" table:number-columns-repeated="7"/>
        </table:table-row>
        <table:table-row table:style-name="ro3">
          <table:table-cell table:style-name="Default" table:number-columns-repeated="5"/>
          <table:table-cell table:style-name="ce9" office:value-type="string" calcext:value-type="string">
            <text:p>n zero</text:p>
          </table:table-cell>
          <table:table-cell table:style-name="ce15" office:value-type="string" calcext:value-type="string">
            <text:p>t</text:p>
          </table:table-cell>
          <table:table-cell table:style-name="ce26" office:value-type="string" calcext:value-type="string">
            <text:p>\Delta t</text:p>
          </table:table-cell>
          <table:table-cell table:style-name="ce15" office:value-type="string" calcext:value-type="string">
            <text:p>t</text:p>
          </table:table-cell>
          <table:table-cell table:style-name="ce26" office:value-type="string" calcext:value-type="string">
            <text:p>\Delta t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5"/>
          <table:table-cell table:style-name="ce9" office:value-type="string" calcext:value-type="string">
            <text:p>0 (ref)</text:p>
          </table:table-cell>
          <table:table-cell table:style-name="ce16" office:value-type="float" office:value="0" calcext:value-type="float">
            <text:p>0</text:p>
          </table:table-cell>
          <table:table-cell table:style-name="ce27"/>
          <table:table-cell table:style-name="ce37" office:value-type="float" office:value="0" calcext:value-type="float">
            <text:p>0</text:p>
          </table:table-cell>
          <table:table-cell table:style-name="ce27"/>
          <table:table-cell table:style-name="Default" table:number-columns-repeated="7"/>
        </table:table-row>
        <table:table-row table:style-name="ro3">
          <table:table-cell table:style-name="Default" table:number-columns-repeated="5"/>
          <table:table-cell table:style-name="ce9" office:value-type="float" office:value="1" calcext:value-type="float">
            <text:p>1</text:p>
          </table:table-cell>
          <table:table-cell table:style-name="ce16" office:value-type="float" office:value="0.6" calcext:value-type="float">
            <text:p>0.6</text:p>
          </table:table-cell>
          <table:table-cell table:style-name="ce28" table:formula="of:=[.G54]-[.G53]" office:value-type="float" office:value="0.6" calcext:value-type="float">
            <text:p>0.6</text:p>
          </table:table-cell>
          <table:table-cell table:style-name="ce37" office:value-type="float" office:value="1.2" calcext:value-type="float">
            <text:p>1.2</text:p>
          </table:table-cell>
          <table:table-cell table:style-name="ce27" table:formula="of:=[.I54]-[.I53]" office:value-type="float" office:value="1.2" calcext:value-type="float">
            <text:p>1.2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5"/>
          <table:table-cell table:style-name="ce9" office:value-type="float" office:value="2" calcext:value-type="float">
            <text:p>2</text:p>
          </table:table-cell>
          <table:table-cell table:style-name="ce16" office:value-type="float" office:value="2.05" calcext:value-type="float">
            <text:p>2.05</text:p>
          </table:table-cell>
          <table:table-cell table:style-name="ce28" table:formula="of:=[.G55]-[.G54]" office:value-type="float" office:value="1.45" calcext:value-type="float">
            <text:p>1.45</text:p>
          </table:table-cell>
          <table:table-cell table:style-name="ce37" office:value-type="float" office:value="4.6" calcext:value-type="float">
            <text:p>4.6</text:p>
          </table:table-cell>
          <table:table-cell table:style-name="ce27" table:formula="of:=[.I55]-[.I54]" office:value-type="float" office:value="3.4" calcext:value-type="float">
            <text:p>3.4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5"/>
          <table:table-cell table:style-name="ce9" office:value-type="float" office:value="3" calcext:value-type="float">
            <text:p>3</text:p>
          </table:table-cell>
          <table:table-cell table:style-name="ce16" office:value-type="float" office:value="3.52" calcext:value-type="float">
            <text:p>3.52</text:p>
          </table:table-cell>
          <table:table-cell table:style-name="ce28" table:formula="of:=[.G56]-[.G55]" office:value-type="float" office:value="1.47" calcext:value-type="float">
            <text:p>1.47</text:p>
          </table:table-cell>
          <table:table-cell table:style-name="ce37" office:value-type="float" office:value="8.3" calcext:value-type="float">
            <text:p>8.3</text:p>
          </table:table-cell>
          <table:table-cell table:style-name="ce27" table:formula="of:=[.I56]-[.I55]" office:value-type="float" office:value="3.7" calcext:value-type="float">
            <text:p>3.7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5"/>
          <table:table-cell table:style-name="ce9" office:value-type="float" office:value="4" calcext:value-type="float">
            <text:p>4</text:p>
          </table:table-cell>
          <table:table-cell table:style-name="ce16" office:value-type="float" office:value="5.06" calcext:value-type="float">
            <text:p>5.06</text:p>
          </table:table-cell>
          <table:table-cell table:style-name="ce28" table:formula="of:=[.G57]-[.G56]" office:value-type="float" office:value="1.54" calcext:value-type="float">
            <text:p>1.54</text:p>
          </table:table-cell>
          <table:table-cell table:style-name="ce37" office:value-type="float" office:value="12" calcext:value-type="float">
            <text:p>12</text:p>
          </table:table-cell>
          <table:table-cell table:style-name="ce27" table:formula="of:=[.I57]-[.I56]" office:value-type="float" office:value="3.7" calcext:value-type="float">
            <text:p>3.7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5"/>
          <table:table-cell table:style-name="ce9" office:value-type="float" office:value="5" calcext:value-type="float">
            <text:p>5</text:p>
          </table:table-cell>
          <table:table-cell table:style-name="ce17"/>
          <table:table-cell table:style-name="ce29"/>
          <table:table-cell table:style-name="ce37" office:value-type="float" office:value="15.25" calcext:value-type="float">
            <text:p>15.25</text:p>
          </table:table-cell>
          <table:table-cell table:style-name="ce27" table:formula="of:=[.I58]-[.I57]" office:value-type="float" office:value="3.25" calcext:value-type="float">
            <text:p>3.25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5"/>
          <table:table-cell table:style-name="ce9" office:value-type="string" calcext:value-type="string">
            <text:p>avg</text:p>
          </table:table-cell>
          <table:table-cell table:style-name="ce18"/>
          <table:table-cell table:style-name="ce30" table:formula="of:=AVERAGE([.H55:.H57])" office:value-type="float" office:value="1.48666666666667" calcext:value-type="float">
            <text:p>1.49</text:p>
          </table:table-cell>
          <table:table-cell table:style-name="ce38" office:value-type="string" calcext:value-type="string">
            <text:p>.</text:p>
          </table:table-cell>
          <table:table-cell table:style-name="ce30" table:formula="of:=AVERAGE([.J55:.J57])" office:value-type="float" office:value="3.6" calcext:value-type="float">
            <text:p>3.60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5"/>
          <table:table-cell table:style-name="ce10" office:value-type="string" calcext:value-type="string">
            <text:p>massa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5"/>
          <table:table-cell table:style-name="ce11" office:value-type="string" calcext:value-type="string">
            <text:p>lambda:</text:p>
          </table:table-cell>
          <table:table-cell table:style-name="ce20" table:formula="of:=2*[.H59]" office:value-type="float" office:value="2.97333333333333" calcext:value-type="float">
            <text:p>2.97</text:p>
          </table:table-cell>
          <table:table-cell table:style-name="ce32" table:formula="of:=2*[.J59]" office:value-type="float" office:value="7.2" calcext:value-type="float">
            <text:p>7.20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5"/>
          <table:table-cell table:style-name="ce12" office:value-type="string" calcext:value-type="string">
            <text:p>harmonic</text:p>
          </table:table-cell>
          <table:table-cell table:style-name="ce21" office:value-type="float" office:value="17" calcext:value-type="float">
            <text:p>17</text:p>
          </table:table-cell>
          <table:table-cell table:style-name="ce33" office:value-type="float" office:value="150" calcext:value-type="float">
            <text:p>150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5"/>
          <table:table-cell table:style-name="ce12" office:value-type="string" calcext:value-type="string">
            <text:p>k</text:p>
          </table:table-cell>
          <table:table-cell table:style-name="ce22" table:formula="of:=[.G62]*2*PI()/200" office:value-type="float" office:value="0.534070751110265" calcext:value-type="float">
            <text:p>0.534</text:p>
          </table:table-cell>
          <table:table-cell table:style-name="ce34" table:formula="of:=[.H62]*2*PI()/200" office:value-type="float" office:value="4.71238898038469" calcext:value-type="float">
            <text:p>4.712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5"/>
          <table:table-cell table:style-name="ce12" office:value-type="string" calcext:value-type="string">
            <text:p>omega</text:p>
          </table:table-cell>
          <table:table-cell table:style-name="ce22" table:formula="of:=SQRT([.G63]*[.G63]+1)" office:value-type="float" office:value="1.13368054018382" calcext:value-type="float">
            <text:p>1.134</text:p>
          </table:table-cell>
          <table:table-cell table:style-name="ce34" table:formula="of:=SQRT([.H63]*[.H63]+1)" office:value-type="float" office:value="4.81732393580202" calcext:value-type="float">
            <text:p>4.817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5"/>
          <table:table-cell table:style-name="ce13" office:value-type="string" calcext:value-type="string">
            <text:p>omega_n</text:p>
          </table:table-cell>
          <table:table-cell table:style-name="ce23" table:formula="of:=[.G64]/(2*PI()/200)" office:value-type="float" office:value="36.0861723714691" calcext:value-type="float">
            <text:p>36.086</text:p>
          </table:table-cell>
          <table:table-cell table:style-name="ce35" table:formula="of:=[.H64]/(2*PI()/200)" office:value-type="float" office:value="153.340183371559" calcext:value-type="float">
            <text:p>153.340</text:p>
          </table:table-cell>
          <table:table-cell table:style-name="Default" table:number-columns-repeated="9"/>
        </table:table-row>
        <table:table-row table:style-name="ro4">
          <table:table-cell table:style-name="Default" table:number-columns-repeated="9"/>
          <table:table-cell table:style-name="ce39" office:value-type="string" calcext:value-type="string">
            <text:p>Harmonic calulator</text:p>
          </table:table-cell>
          <table:table-cell table:style-name="ce45"/>
          <table:table-cell table:style-name="ce53" office:value-type="string" calcext:value-type="string">
            <text:p>k/pi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9"/>
          <table:table-cell table:style-name="ce40" office:value-type="string" calcext:value-type="string">
            <text:p>k (input)</text:p>
          </table:table-cell>
          <table:table-cell table:style-name="ce47" table:formula="of:=1.5*PI()" office:value-type="float" office:value="4.71238898038469" calcext:value-type="float">
            <text:p>4.71238898038469</text:p>
          </table:table-cell>
          <table:table-cell table:style-name="ce45" table:formula="of:=[.K67]/PI()" office:value-type="float" office:value="1.5" calcext:value-type="float">
            <text:p>1.5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9"/>
          <table:table-cell table:style-name="ce41" office:value-type="string" calcext:value-type="string">
            <text:p>L (input)</text:p>
          </table:table-cell>
          <table:table-cell table:style-name="ce48" office:value-type="float" office:value="200" calcext:value-type="float">
            <text:p>200</text:p>
          </table:table-cell>
          <table:table-cell table:style-name="ce45"/>
          <table:table-cell table:style-name="Default" table:number-columns-repeated="5"/>
        </table:table-row>
        <table:table-row table:style-name="ro3">
          <table:table-cell table:style-name="Default" table:number-columns-repeated="9"/>
          <table:table-cell table:style-name="ce42" office:value-type="string" calcext:value-type="string">
            <text:p>A (input)</text:p>
          </table:table-cell>
          <table:table-cell table:style-name="ce49" table:formula="of:=4/PI()" office:value-type="float" office:value="1.27323954473516" calcext:value-type="float">
            <text:p>1.27323954473516</text:p>
          </table:table-cell>
          <table:table-cell table:style-name="ce45"/>
          <table:table-cell table:style-name="Default" table:number-columns-repeated="5"/>
        </table:table-row>
        <table:table-row table:style-name="ro3">
          <table:table-cell table:style-name="Default" table:number-columns-repeated="9"/>
          <table:table-cell table:style-name="ce43" office:value-type="string" calcext:value-type="string">
            <text:p>harmonic</text:p>
          </table:table-cell>
          <table:table-cell table:style-name="ce50" table:formula="of:=[.K67]/2/PI()*[.K68]" office:value-type="float" office:value="150" calcext:value-type="float">
            <text:p>150.0</text:p>
          </table:table-cell>
          <table:table-cell table:style-name="ce45"/>
          <table:table-cell table:style-name="Default" table:number-columns-repeated="5"/>
        </table:table-row>
        <table:table-row table:style-name="ro3">
          <table:table-cell table:style-name="Default" table:number-columns-repeated="9"/>
          <table:table-cell table:style-name="ce43" office:value-type="string" calcext:value-type="string">
            <text:p>omega</text:p>
          </table:table-cell>
          <table:table-cell table:style-name="ce51" table:formula="of:=SQRT([.K67]*[.K67]+((4/PI())/[.K69])^2)" office:value-type="float" office:value="4.81732393580202" calcext:value-type="float">
            <text:p>4.817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9"/>
          <table:table-cell table:style-name="ce44" office:value-type="string" calcext:value-type="string">
            <text:p>omega_n</text:p>
          </table:table-cell>
          <table:table-cell table:style-name="ce52" table:formula="of:=[.K71]/2/PI()*[.K68]" office:value-type="float" office:value="153.340183371559" calcext:value-type="float">
            <text:p>153.34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9"/>
          <table:table-cell table:style-name="ce45" table:number-columns-repeated="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Light" style:font-pitch="variable"/>
    <style:font-face style:name="Cantarell Light" svg:font-family="'Cantarell Light'" style:font-adornments="Light" style:font-pitch="variable"/>
    <style:font-face style:name="Cantarell Thin" svg:font-family="'Cantarell Thin'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8:25:51.113189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0:41:19.436643117</meta:creation-date>
    <dc:date>2024-07-24T14:29:32.636519151</dc:date>
    <meta:editing-duration>P19DT1H36M55S</meta:editing-duration>
    <meta:editing-cycles>4</meta:editing-cycles>
    <meta:generator>LibreOffice/7.6.7.2$Linux_X86_64 LibreOffice_project/60$Build-2</meta:generator>
    <meta:document-statistic meta:table-count="1" meta:cell-count="13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8cm" svg:height="8.646cm" xlink:href=".." xlink:type="simple" chart:class="chart:line" chart:style-name="ch1">
        <chart:legend chart:legend-position="end" svg:x="9.153cm" svg:y="3.817cm" style:legend-expansion="high" chart:style-name="ch2"/>
        <chart:plot-area chart:style-name="ch3" table:cell-range-address="Sheet1.E6:Sheet1.E10 Sheet1.G5:Sheet1.G10" chart:data-source-has-labels="both" svg:x="0.295cm" svg:y="0.172cm" svg:width="8.563cm" svg:height="8.302cm">
          <chart:coordinate-region svg:x="1.037cm" svg:y="0.375cm" svg:width="7.718cm" svg:height="7.444cm"/>
          <chart:axis chart:dimension="x" chart:name="primary-x" chart:style-name="ch4" chartooo:axis-type="auto">
            <chartooo:date-scale/>
            <chart:categories table:cell-range-address="Sheet1.E6:Sheet1.E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6:Sheet1.G10" chart:label-cell-address="Sheet1.G5:Sheet1.G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de início do bom-comportamento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heet1.E6:Sheet1.E10</svg:desc>
                </draw:g>
              </table:table-cell>
              <table:table-cell office:value-type="float" office:value="4.39822971502571">
                <text:p>4.39822971502571</text:p>
                <draw:g>
                  <svg:desc>Sheet1.G6:Sheet1.G10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51327412287183">
                <text:p>2.513274122871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5707963267949">
                <text:p>1.5707963267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9645943005142">
                <text:p>0.8796459430051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06858347057704">
                <text:p>0.706858347057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53cm" svg:height="11.193cm" xlink:href=".." xlink:type="simple" chart:class="chart:scatter" chart:style-name="ch1">
        <chart:title svg:x="6.999cm" svg:y="0.359cm" chart:style-name="ch2">
          <text:p>Massas</text:p>
        </chart:title>
        <chart:subtitle svg:x="5.237cm" svg:y="1.35cm" chart:style-name="ch3">
          <text:p>comparação entre m0, m1, m2</text:p>
        </chart:subtitle>
        <chart:legend chart:legend-position="end" svg:x="12.602cm" svg:y="4.787cm" style:legend-expansion="high" chart:style-name="ch4"/>
        <chart:plot-area chart:style-name="ch5" table:cell-range-address="Sheet1.E6:Sheet1.F10 Sheet1.F5:Sheet1.F5 Sheet1.I5:Sheet1.J10" chart:data-source-has-labels="row" svg:x="0.129cm" svg:y="2.634cm" svg:width="12.234cm" svg:height="8.134cm">
          <chart:coordinate-region svg:x="1.073cm" svg:y="2.838cm" svg:width="11.187cm" svg:height="7.275cm"/>
          <chart:axis chart:dimension="x" chart:name="primary-x" chart:style-name="ch6"/>
          <chart:axis chart:dimension="y" chart:name="primary-y" chart:style-name="ch7"/>
          <chart:series chart:style-name="ch8" chart:values-cell-range-address="Sheet1.F6:Sheet1.F10" chart:label-cell-address="Sheet1.F5:Sheet1.F5" chart:class="chart:scatter">
            <chart:domain table:cell-range-address="Sheet1.E6:Sheet1.E10"/>
            <chart:data-point chart:repeated="5"/>
          </chart:series>
          <chart:series chart:style-name="ch9" chart:values-cell-range-address="Sheet1.I6:Sheet1.I10" chart:label-cell-address="Sheet1.I5:Sheet1.I5" chart:class="chart:scatter">
            <chart:data-point chart:repeated="5"/>
          </chart:series>
          <chart:series chart:style-name="ch10" chart:values-cell-range-address="Sheet1.J6:Sheet1.J10" chart:label-cell-address="Sheet1.J5:Sheet1.J5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0 (measured)</text:p>
                <draw:g>
                  <svg:desc>Sheet1.F5:Sheet1.F5</svg:desc>
                </draw:g>
              </table:table-cell>
              <table:table-cell office:value-type="string">
                <text:p>m1=1/sqrt(A)</text:p>
                <draw:g>
                  <svg:desc>Sheet1.I5:Sheet1.I5</svg:desc>
                </draw:g>
              </table:table-cell>
              <table:table-cell office:value-type="string">
                <text:p>m=2/sqrt(A*pi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E6:Sheet1.E10</svg:desc>
                </draw:g>
              </table:table-cell>
              <table:table-cell office:value-type="float" office:value="2.3">
                <text:p>2.3</text:p>
                <draw:g>
                  <svg:desc>Sheet1.F6:Sheet1.F10</svg:desc>
                </draw:g>
              </table:table-cell>
              <table:table-cell office:value-type="float" office:value="2.23606797749979">
                <text:p>2.23606797749979</text:p>
                <draw:g>
                  <svg:desc>Sheet1.I6:Sheet1.I10</svg:desc>
                </draw:g>
              </table:table-cell>
              <table:table-cell office:value-type="float" office:value="2.52313252202016">
                <text:p>2.52313252202016</text:p>
                <draw:g>
                  <svg:desc>Sheet1.J6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1.5">
                <text:p>1.5</text:p>
              </table:table-cell>
              <table:table-cell office:value-type="float" office:value="1.29099444873581">
                <text:p>1.29099444873581</text:p>
              </table:table-cell>
              <table:table-cell office:value-type="float" office:value="1.45673124078944">
                <text:p>1.45673124078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2837916709551">
                <text:p>1.1283791670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65147001587056">
                <text:p>0.65147001587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504626504404032">
                <text:p>0.504626504404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